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81679965425672888"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8370833854046039498"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01473352326201117"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8"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1707539716877301097"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6">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9"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6">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98"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7">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29">– Ты <text:span text:style-name="T11">меня</text:span> совсем не слушал, Макс. – мягко пожурила <text:span text:style-name="T1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text:span text:style-name="T1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34</text:h>
      <text:p text:style-name="P29"/>
      <text:p text:style-name="P31">...Когда-нибудь ты прочтёшь этот текст. Да-да, именно ты, Проводник! Долгое время я думал, что именно мне предстоит испить чашу сию. Но я смертен, в отличие от аликорнов. Магия поддерживает меня, но не даёт мне бессмертие. Мне не дожить до времени <text:span text:style-name="T11">Истончения </text:span>(быть может быть, к счастью). Всё, что я могу <text:span text:style-name="T5">— оставить тебе моё послание. </text:span></text:p>
      <text:p text:style-name="P31"><text:span text:style-name="T5">…</text:span></text:p>
      <text:p text:style-name="P31"><text:span text:style-name="T5">…</text:span></text:p>
      <text:p text:style-name="P31"><text:span text:style-name="T5">…</text:span></text:p>
      <text:p text:style-name="P31">Что бы ни случилось, как бы плохо и беспросветно ни было, помни: Намерение меняет реальность!</text:p>
      <text:p text:style-name="P31"><text:span text:style-name="T5"/></text:p>
      <text:p text:style-name="P31"/>
      <text:p text:style-name="P31"/>
      <text:p text:style-name="P31"/>
      <text:p text:style-name="P29">&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29"/>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text:soft-page-break/>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text:soft-page-break/>&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1">(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1">– <text:s/>Мне очень жаль...</text:span>&gt;</text:p>
      <text:p text:style-name="P50"/>
      <text:p text:style-name="P50"/>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0" text:outline-level="2">Рассказ Селестии <text:span text:style-name="T11">(“1001 ночь”)</text:span></text:h>
      <text:p text:style-name="P4"/>
      <text:p text:style-name="P40"/>
      <text:p text:style-name="P36"/>
      <text:h text:style-name="P100"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oft-page-break/><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0"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oft-page-break/><text:span text:style-name="T5">–</text:span> Луна, мой дорогой. Для тебя <text:span text:style-name="T5">—</text:span> Луна…</text:p>
      <text:p text:style-name="P36">...</text:p>
      <text:p text:style-name="P36"/>
      <text:h text:style-name="P100"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text:soft-page-break/>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text:soft-page-break/>“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0"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pan text:style-name="T11">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0"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oft-page-break/><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0"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0"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oft-page-break/><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oft-page-break/><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0"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0"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oft-page-break/><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0"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oft-page-break/><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text:span><text:span text:style-name="T11">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oft-page-break/><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text:soft-page-break/>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oft-page-break/><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0" text:outline-level="2"><text:soft-page-break/>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text:soft-page-break/>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text:soft-page-break/>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0"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text:soft-page-break/>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0"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0" text:outline-level="2">Третий сон РД. Fallout</text:h>
      <text:p text:style-name="P36"/>
      <text:p text:style-name="P36"><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0"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0"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0"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0"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text:soft-page-break/>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oft-page-break/><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6"/>
      <text:h text:style-name="P100"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text:soft-page-break/>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0"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text:soft-page-break/>…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0" text:outline-level="2"><text:soft-page-break/>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0" text:outline-level="2"><text:soft-page-break/>След?</text:h>
      <text:p text:style-name="P71"/>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text:soft-page-break/></text:p>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text:soft-page-break/>–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0"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2992114751053554992" text:style-name="L5">
        <text:list-header>
          <text:p text:style-name="P10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oft-page-break/><text:span text:style-name="T5">– </text:span>А если нет? – Эпплджек смотрела мне мне прямо в глаза.</text:p>
      <text:list xml:id="list20290154" text:continue-numbering="true" text:style-name="L5">
        <text:list-header>
          <text:p text:style-name="P109">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81858" text:continue-numbering="true" text:style-name="L5">
        <text:list-header>
          <text:p text:style-name="P109">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93936" text:continue-numbering="true" text:style-name="L5">
        <text:list-header>
          <text:p text:style-name="P109">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1"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text:soft-page-break/>–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1"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7358583269894354322" text:style-name="L6">
        <text:list-header>
          <text:p text:style-name="P11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6093117296215651006" text:style-name="L7">
        <text:list-header>
          <text:p text:style-name="P10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text:soft-page-break/>–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text:soft-page-break/></text:p>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text:soft-page-break/>–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0"/>
      <text:h text:style-name="P10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text:soft-page-break/>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oft-page-break/><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text:soft-page-break/></text:p>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2174148153394170930" text:style-name="L8">
        <text:list-header>
          <text:p text:style-name="P111">(<text:span text:style-name="T17">Луна — как повелительница снов, слышала разговор Макса с Анакорном</text:span>)</text:p>
          <text:p text:style-name="P112"/>
        </text:list-header>
      </text:list>
      <text:p text:style-name="P81"><text:soft-page-break/>***</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18T00:10:10.15</dc:date>
    <meta:editing-duration>P50DT23H30M31S</meta:editing-duration>
    <meta:editing-cycles>2155</meta:editing-cycles>
    <meta:generator>OpenOffice/4.1.1$Win32 OpenOffice.org_project/411m6$Build-9775</meta:generator>
    <meta:document-statistic meta:table-count="0" meta:image-count="0" meta:object-count="0" meta:page-count="124" meta:paragraph-count="2571" meta:word-count="59591" meta:character-count="378785"/>
    <dc:creator>макс </dc:creator>
  </office:meta>
</office:document-meta>
</file>